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3.897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843cm" fo:padding-top="0cm" fo:padding-bottom="0cm" fo:padding-left="0cm" fo:padding-right="0cm"/>
    </style:style>
    <style:style style:name="gr5" style:family="graphic" style:parent-style-name="standard">
      <style:graphic-properties svg:stroke-color="#000000"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44cm" fo:min-width="0.912cm" fo:padding-top="0cm" fo:padding-bottom="0cm" fo:padding-left="0cm" fo:padding-right="0cm"/>
    </style:style>
    <style:style style:name="gr7" style:family="graphic" style:parent-style-name="standard">
      <style:graphic-properties svg:stroke-color="#000000" draw:fill-color="#b3b3b3"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44cm" fo:min-width="0.79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true" fo:min-height="0.344cm" fo:min-width="1.25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344cm" fo:min-width="1.534cm" fo:padding-top="0cm" fo:padding-bottom="0cm" fo:padding-left="0cm" fo:padding-right="0cm"/>
    </style:style>
    <style:style style:name="gr11" style:family="graphic" style:parent-style-name="standard">
      <style:graphic-properties svg:stroke-width="0.051cm" svg:stroke-color="#0066cc"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2" style:family="graphic" style:parent-style-name="standard">
      <style:graphic-properties draw:stroke="none" svg:stroke-color="#000000" draw:fill="solid" draw:fill-color="#ffffff" draw:textarea-horizontal-align="left" draw:auto-grow-height="true" draw:auto-grow-width="true" fo:min-height="0.429cm" fo:min-width="3.782cm" fo:padding-top="0cm" fo:padding-bottom="0cm" fo:padding-left="0cm" fo:padding-right="0cm"/>
    </style:style>
    <style:style style:name="gr13" style:family="graphic" style:parent-style-name="standard">
      <style:graphic-properties svg:stroke-color="#0066cc" draw:fill-color="#e6e6e6"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29cm" fo:min-width="2.749cm" fo:padding-top="0cm" fo:padding-bottom="0cm" fo:padding-left="0cm" fo:padding-right="0cm"/>
    </style:style>
    <style:style style:name="gr15" style:family="graphic" style:parent-style-name="standard">
      <style:graphic-properties draw:stroke="none" svg:stroke-color="#000000" draw:fill="solid" draw:fill-color="#ffffff" draw:textarea-horizontal-align="left" draw:auto-grow-height="true" draw:auto-grow-width="true" fo:min-height="0.285cm" fo:min-width="0.853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348cm" fo:min-width="1.954cm" fo:padding-top="0cm" fo:padding-bottom="0cm" fo:padding-left="0cm" fo:padding-right="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1.594cm" fo:padding-top="0cm" fo:padding-bottom="0cm" fo:padding-left="0cm" fo:padding-right="0cm"/>
    </style:style>
    <style:style style:name="gr19"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0.348cm" fo:min-width="0.559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color="#000000" draw:fill-color="#666666"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285cm" fo:min-width="0.688cm" fo:padding-top="0cm" fo:padding-bottom="0cm" fo:padding-left="0cm" fo:padding-right="0cm"/>
    </style:style>
    <style:style style:name="gr24" style:family="graphic" style:parent-style-name="standard">
      <style:graphic-properties svg:stroke-color="#000000" draw:fill-color="#ffffff" draw:textarea-horizontal-align="justify" draw:textarea-vertical-align="middle" draw:auto-grow-height="false"/>
    </style:style>
    <style:style style:name="gr25"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26" style:family="graphic" style:parent-style-name="standard">
      <style:graphic-properties draw:stroke="none" svg:stroke-color="#000000" draw:fill="solid" draw:fill-color="#ffffff" draw:textarea-horizontal-align="left" draw:auto-grow-height="true" draw:auto-grow-width="true" fo:min-height="0.429cm" fo:min-width="3.029cm" fo:padding-top="0cm" fo:padding-bottom="0cm" fo:padding-left="0cm" fo:padding-right="0cm"/>
    </style:style>
    <style:style style:name="gr27" style:family="graphic" style:parent-style-name="standard">
      <style:graphic-properties draw:stroke="none" svg:stroke-color="#000000" draw:fill="solid" draw:fill-color="#ffffff" draw:textarea-horizontal-align="left" draw:auto-grow-height="true" draw:auto-grow-width="true" fo:min-height="0.429cm" fo:min-width="1.479cm" fo:padding-top="0cm" fo:padding-bottom="0cm" fo:padding-left="0cm" fo:padding-right="0cm"/>
    </style:style>
    <style:style style:name="gr28"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29"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48cm" fo:min-width="0.86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276cm" fo:min-width="0.688cm" fo:padding-top="0cm" fo:padding-bottom="0cm" fo:padding-left="0cm" fo:padding-right="0cm"/>
    </style:style>
    <style:style style:name="gr32" style:family="graphic" style:parent-style-name="standard">
      <style:graphic-properties svg:stroke-width="0.051cm" svg:stroke-color="#0066cc" draw:marker-start-width="0.381cm" draw:marker-end-width="0.381cm" draw:fill-color="#eeeeee" draw:textarea-horizontal-align="justify" draw:textarea-vertical-align="middle" draw:auto-grow-height="false" fo:min-height="0cm" fo:padding-top="0.15cm" fo:padding-bottom="0.15cm" fo:padding-left="0.275cm" fo:padding-right="0.275cm" draw:shadow="visible" draw:shadow-offset-x="0.102cm" draw:shadow-offset-y="0.102cm" draw:shadow-color="#c0c0c0"/>
    </style:style>
    <style:style style:name="gr33" style:family="graphic" style:parent-style-name="standard">
      <style:graphic-properties draw:stroke="none" svg:stroke-color="#000000" draw:fill="none" draw:fill-color="#ffffff" draw:textarea-horizontal-align="left" draw:auto-grow-height="true" draw:auto-grow-width="true" fo:min-height="0.285cm" fo:min-width="0.219cm" fo:padding-top="0cm" fo:padding-bottom="0cm" fo:padding-left="0cm" fo:padding-right="0cm"/>
    </style:style>
    <style:style style:name="gr34" style:family="graphic" style:parent-style-name="standard">
      <style:graphic-properties draw:stroke="none" svg:stroke-color="#000000" draw:fill="solid" draw:fill-color="#ffffff" draw:textarea-horizontal-align="left" draw:auto-grow-height="true" draw:auto-grow-width="true" fo:min-height="0.429cm" fo:min-width="1.41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0.348cm" fo:min-width="1.319cm" fo:padding-top="0cm" fo:padding-bottom="0cm" fo:padding-left="0cm" fo:padding-right="0cm"/>
    </style:style>
    <style:style style:name="gr36"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7" style:family="graphic" style:parent-style-name="standard">
      <style:graphic-properties draw:stroke="none" svg:stroke-color="#000000" draw:fill="solid" draw:fill-color="#ffffff" draw:textarea-horizontal-align="left" draw:auto-grow-height="true" draw:auto-grow-width="true" fo:min-height="0.323cm" fo:min-width="0.601cm" fo:padding-top="0cm" fo:padding-bottom="0cm" fo:padding-left="0cm" fo:padding-right="0cm"/>
    </style:style>
    <style:style style:name="gr38" style:family="graphic" style:parent-style-name="standard">
      <style:graphic-properties draw:stroke="none" svg:stroke-color="#000000" draw:fill="solid" draw:fill-color="#ffffff" draw:textarea-horizontal-align="left" draw:auto-grow-height="true" draw:auto-grow-width="true" fo:min-height="0.429cm" fo:min-width="2.415cm" fo:padding-top="0cm" fo:padding-bottom="0cm" fo:padding-left="0cm" fo:padding-right="0cm"/>
    </style:style>
    <style:style style:name="gr39" style:family="graphic" style:parent-style-name="standard">
      <style:graphic-properties draw:stroke="none" svg:stroke-color="#000000" draw:fill="none" draw:fill-color="#ffffff" draw:textarea-horizontal-align="left" draw:auto-grow-height="true" draw:auto-grow-width="true" fo:min-height="0.348cm" fo:min-width="1.429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48cm" fo:min-width="1.551cm" fo:padding-top="0cm" fo:padding-bottom="0cm" fo:padding-left="0cm" fo:padding-right="0cm"/>
    </style:style>
    <style:style style:name="gr41"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42" style:family="graphic" style:parent-style-name="standard">
      <style:graphic-properties svg:stroke-width="0.051cm" svg:stroke-color="#000000" draw:marker-start-width="0.457cm" draw:marker-end-width="0.457cm" draw:fill-color="#eeeeee" draw:textarea-horizontal-align="justify" draw:textarea-vertical-align="middle" draw:auto-grow-height="false" fo:min-height="0cm" fo:min-width="0cm" fo:padding-top="0.15cm" fo:padding-bottom="0.15cm" fo:padding-left="0.275cm" fo:padding-right="0.275cm"/>
    </style:style>
    <style:style style:name="gr43" style:family="graphic" style:parent-style-name="standard">
      <style:graphic-properties draw:stroke="none" draw:fill-color="#eeeeee" draw:textarea-vertical-align="middle"/>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solid" draw:fill-color="#ffffff" draw:textarea-horizontal-align="left" draw:auto-grow-height="true" draw:auto-grow-width="false" fo:min-height="0.344cm" fo:min-width="0.559cm" fo:padding-top="0cm" fo:padding-bottom="0cm" fo:padding-left="0cm" fo:padding-right="0cm"/>
    </style:style>
    <style:style style:name="gr46" style:family="graphic" style:parent-style-name="standard">
      <style:graphic-properties draw:stroke="none" svg:stroke-color="#000000" draw:fill="solid" draw:fill-color="#ffffff" draw:textarea-horizontal-align="left" draw:auto-grow-height="true" draw:auto-grow-width="true" fo:min-height="0.429cm" fo:min-width="1.695cm" fo:padding-top="0cm" fo:padding-bottom="0cm" fo:padding-left="0cm" fo:padding-right="0cm"/>
    </style:style>
    <style:style style:name="gr47" style:family="graphic" style:parent-style-name="standard">
      <style:graphic-properties draw:stroke="none" svg:stroke-color="#000000" draw:fill="none" draw:fill-color="#ffffff" draw:textarea-horizontal-align="left" draw:auto-grow-height="true" draw:auto-grow-width="true" fo:min-height="0.348cm" fo:min-width="1.374cm" fo:padding-top="0cm" fo:padding-bottom="0cm" fo:padding-left="0cm" fo:padding-right="0cm"/>
    </style:style>
    <style:style style:name="gr48" style:family="graphic" style:parent-style-name="standard">
      <style:graphic-properties draw:stroke="none" svg:stroke-color="#000000" draw:fill="none" draw:fill-color="#ffffff" draw:textarea-horizontal-align="left" draw:auto-grow-height="true" draw:auto-grow-width="true" fo:min-height="0.344cm" fo:min-width="0.755cm" fo:padding-top="0cm" fo:padding-bottom="0cm" fo:padding-left="0cm" fo:padding-right="0cm"/>
    </style:style>
    <style:style style:name="gr49" style:family="graphic" style:parent-style-name="standard">
      <style:graphic-properties draw:stroke="none" svg:stroke-color="#000000" draw:fill="none" draw:fill-color="#ffffff" draw:textarea-horizontal-align="left" draw:auto-grow-height="true" draw:auto-grow-width="true" fo:min-height="0.344cm" fo:min-width="1.149cm" fo:padding-top="0cm" fo:padding-bottom="0cm" fo:padding-left="0cm" fo:padding-right="0cm"/>
    </style:style>
    <style:style style:name="gr50" style:family="graphic" style:parent-style-name="standard">
      <style:graphic-properties draw:stroke="none" draw:fill-color="#ffffff"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429cm" fo:min-width="2.589cm" fo:padding-top="0cm" fo:padding-bottom="0cm" fo:padding-left="0cm" fo:padding-right="0cm"/>
    </style:style>
    <style:style style:name="gr52" style:family="graphic" style:parent-style-name="standard">
      <style:graphic-properties draw:stroke="none" svg:stroke-color="#000000" draw:fill="none" draw:fill-color="#ffffff" draw:textarea-horizontal-align="left" draw:auto-grow-height="true" draw:auto-grow-width="true" fo:min-height="0.429cm" fo:min-width="2.258cm" fo:padding-top="0cm" fo:padding-bottom="0cm" fo:padding-left="0cm" fo:padding-right="0cm"/>
    </style:style>
    <style:style style:name="gr53" style:family="graphic" style:parent-style-name="standard">
      <style:graphic-properties draw:stroke="none" svg:stroke-color="#000000" draw:fill="solid" draw:fill-color="#ffffff" draw:textarea-horizontal-align="left" draw:auto-grow-height="true" draw:auto-grow-width="true" fo:min-height="0.429cm" fo:min-width="2.407cm" fo:padding-top="0cm" fo:padding-bottom="0cm" fo:padding-left="0cm" fo:padding-right="0cm"/>
    </style:style>
    <style:style style:name="gr54" style:family="graphic" style:parent-style-name="standard">
      <style:graphic-properties draw:stroke="none" svg:stroke-color="#000000" draw:fill="none" draw:fill-color="#ffffff" draw:textarea-horizontal-align="left" draw:auto-grow-height="true" draw:auto-grow-width="true" fo:min-height="0.429cm" fo:min-width="1.586cm" fo:padding-top="0cm" fo:padding-bottom="0cm" fo:padding-left="0cm" fo:padding-right="0cm"/>
    </style:style>
    <style:style style:name="gr55"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56" style:family="graphic" style:parent-style-name="standard">
      <style:graphic-properties draw:stroke="none" svg:stroke-color="#000000" draw:fill="solid" draw:fill-color="#ffffff" draw:textarea-horizontal-align="left" draw:auto-grow-height="true" draw:auto-grow-width="true" fo:min-height="0.429cm" fo:min-width="3.296cm" fo:padding-top="0cm" fo:padding-bottom="0cm" fo:padding-left="0cm" fo:padding-right="0cm"/>
    </style:style>
    <style:style style:name="gr57" style:family="graphic" style:parent-style-name="standard">
      <style:graphic-properties draw:stroke="none" svg:stroke-color="#000000" draw:fill="solid" draw:fill-color="#ffffff" draw:textarea-horizontal-align="left" draw:auto-grow-height="true" draw:auto-grow-width="true" fo:min-height="0.429cm" fo:min-width="1.619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true" fo:min-height="0.348cm" fo:min-width="1.606cm" fo:padding-top="0cm" fo:padding-bottom="0cm" fo:padding-left="0cm" fo:padding-right="0cm"/>
    </style:style>
    <style:style style:name="gr59" style:family="graphic" style:parent-style-name="standard">
      <style:graphic-properties draw:stroke="none" svg:stroke-color="#000000" draw:fill="none" draw:fill-color="#ffffff" draw:textarea-horizontal-align="left" draw:auto-grow-height="true" draw:auto-grow-width="true" fo:min-height="0.348cm" fo:min-width="2.449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auto-grow-height="true" draw:auto-grow-width="false" fo:min-height="0.344cm" fo:min-width="0.559cm" fo:padding-top="0cm" fo:padding-bottom="0cm" fo:padding-left="0cm" fo:padding-right="0cm"/>
    </style:style>
    <style:style style:name="gr61" style:family="graphic" style:parent-style-name="standard">
      <style:graphic-properties draw:stroke="none" svg:stroke-color="#000000" draw:fill="none" draw:fill-color="#ffffff" draw:textarea-horizontal-align="left" draw:auto-grow-height="true" draw:auto-grow-width="false" fo:min-height="0.687cm" fo:min-width="0.559cm" fo:padding-top="0cm" fo:padding-bottom="0cm" fo:padding-left="0cm" fo:padding-right="0cm"/>
    </style:style>
    <style:style style:name="gr62" style:family="graphic" style:parent-style-name="standard">
      <style:graphic-properties draw:stroke="none" svg:stroke-color="#000000" draw:fill="solid" draw:fill-color="#ffffff" draw:textarea-horizontal-align="left" draw:auto-grow-height="true" draw:auto-grow-width="true" fo:min-height="0.429cm" fo:min-width="3.063cm" fo:padding-top="0cm" fo:padding-bottom="0cm" fo:padding-left="0cm" fo:padding-right="0cm"/>
    </style:style>
    <style:style style:name="gr63" style:family="graphic" style:parent-style-name="objectwithoutfill">
      <style:graphic-properties draw:stroke="dash" draw:stroke-dash="Ultrafine_20_Dashed" draw:marker-end="Arrow" draw:marker-end-width="0.152cm" draw:fill="none"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5"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6" style:family="paragraph">
      <style:paragraph-properties fo:margin-left="0cm" fo:margin-right="0cm" fo:text-indent="0cm"/>
      <style:text-properties fo:font-family="Garamond" style:font-family-generic="roman" style:font-pitch="variable" fo:font-size="7pt"/>
    </style:style>
    <style:style style:name="P7" style:family="paragraph">
      <style:paragraph-properties fo:margin-left="0cm" fo:margin-right="0cm" fo:text-indent="0cm"/>
      <style:text-properties fo:font-family="Calibri" style:font-family-generic="swiss" style:font-pitch="variable" fo:font-size="8pt" fo:font-weight="bold" style:font-weight-asian="bold" style:font-weight-complex="bold"/>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style:text-autospace="none"/>
    </style:style>
    <style:style style:name="P10" style:family="paragraph">
      <style:paragraph-properties style:text-autospace="none"/>
      <style:text-properties fo:font-size="9pt" style:font-size-asian="9pt" style:font-size-complex="9pt"/>
    </style:style>
    <style:style style:name="P11" style:family="paragraph">
      <style:paragraph-properties fo:margin-left="0cm" fo:margin-right="0cm" fo:text-indent="0cm" style:text-autospace="none"/>
      <style:text-properties fo:font-family="Calibri" style:font-family-generic="swiss" style:font-pitch="variable" fo:font-size="9pt" fo:font-weight="bold" style:font-size-asian="9pt" style:font-weight-asian="bold" style:font-size-complex="9pt" style:font-weight-complex="bold"/>
    </style:style>
    <style:style style:name="P12" style:family="paragraph">
      <style:paragraph-properties fo:margin-left="0cm" fo:margin-right="0cm" fo:text-indent="0cm" style:text-autospace="none"/>
      <style:text-properties fo:font-family="Calibri" style:font-family-generic="swiss" style:font-pitch="variable" fo:font-size="10pt" fo:font-weight="normal" style:font-size-asian="10pt" style:font-weight-asian="normal" style:font-size-complex="10pt" style:font-weight-complex="normal"/>
    </style:style>
    <style:style style:name="P13" style:family="paragraph">
      <style:paragraph-properties fo:margin-left="0cm" fo:margin-right="0cm" fo:text-indent="0cm" style:text-autospace="none"/>
      <style:text-properties fo:font-family="Calibri" style:font-family-generic="swiss" style:font-pitch="variable" fo:font-size="10pt" fo:font-weight="bold" style:font-size-asian="10pt" style:font-weight-asian="bold" style:font-size-complex="10pt" style:font-weight-complex="bold"/>
    </style:style>
    <style:style style:name="T1" style:family="text">
      <style:text-properties fo:font-family="Calibri" style:font-family-generic="swiss" style:font-pitch="variable" fo:font-size="10pt" fo:font-weight="bold" style:font-size-asian="10pt" style:font-weight-asian="normal" style:font-size-complex="10pt" style:font-weight-complex="normal"/>
    </style:style>
    <style:style style:name="T2" style:family="text">
      <style:text-properties fo:font-family="Calibri" style:font-family-generic="swiss" style:font-pitch="variable" fo:font-size="10pt" fo:font-weight="normal" style:font-size-asian="10pt" style:font-weight-asian="normal" style:font-size-complex="10pt" style:font-weight-complex="normal"/>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style:style style:name="T5" style:family="text">
      <style:text-properties fo:font-family="Calibri" style:font-family-generic="swiss" style:font-pitch="variable" fo:font-size="8pt" fo:font-weight="bold" style:font-weight-asian="bold" style:font-weight-complex="bold"/>
    </style:style>
    <style:style style:name="T6" style:family="text">
      <style:text-properties fo:font-family="Garamond" style:font-family-generic="roman" style:font-pitch="variable" fo:font-size="8pt" style:font-size-asian="8pt" style:font-size-complex="8pt"/>
    </style:style>
    <style:style style:name="T7" style:family="text">
      <style:text-properties style:use-window-font-color="true" style:text-outline="false" style:text-line-through-style="none" fo:font-family="Calibri" style:font-family-generic="swiss" style:font-pitch="variable" fo:font-size="10pt" fo:font-style="normal" fo:text-shadow="none" style:text-underline-style="none" fo:font-weight="normal"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Calibri" style:font-family-generic="swiss" style:font-pitch="variable" fo:font-size="9pt" fo:font-style="normal" fo:text-shadow="none" style:text-underline-style="none" fo:font-weight="bold" style:letter-kerning="true" style:font-family-asian="Menlo" style:font-size-asian="9pt" style:font-style-asian="normal" style:font-weight-asian="bold" style:font-family-complex="Menlo" style:font-size-complex="9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bold" style:font-family-complex="Menlo" style:font-size-complex="10pt" style:font-style-complex="normal" style:font-weight-complex="bold" style:text-emphasize="none" style:font-relief="none" style:text-overline-style="none" style:text-overline-color="font-color"/>
    </style:style>
    <style:style style:name="T10" style:family="text">
      <style:text-properties fo:font-family="Calibri" style:font-family-generic="swiss" style:font-pitch="variable" fo:font-size="8pt" fo:font-weight="normal" style:font-weight-asian="normal" style:font-weight-complex="normal"/>
    </style:style>
    <style:style style:name="T11"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3.897cm" svg:height="0.429cm" svg:x="9.624cm" svg:y="6.795cm">
            <draw:text-box>
              <text:p text:style-name="P1"><text:span text:style-name="T1">EventsApplicationRuntime</text:span></text:p>
            </draw:text-box>
          </draw:frame>
          <draw:custom-shape draw:style-name="gr2" draw:text-style-name="P3" draw:layer="layout" svg:width="5.467cm" svg:height="2.234cm" svg:x="9.653cm" svg:y="7.232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9.506cm" svg:y="6.676cm" svg:viewBox="0 0 431 739" draw:points="229,739 0,739 0,0 431,0">
            <text:p/>
          </draw:polyline>
          <draw:frame draw:style-name="gr4" draw:text-style-name="P4" draw:layer="layout" svg:width="2.843cm" svg:height="0.429cm" svg:x="9.633cm" svg:y="6.458cm">
            <draw:text-box>
              <text:p text:style-name="P1"><text:span text:style-name="T2">ApplicationRuntime</text:span></text:p>
            </draw:text-box>
          </draw:frame>
          <draw:rect draw:style-name="gr5" draw:text-style-name="P3" draw:layer="layout" svg:width="0.179cm" svg:height="2.021cm" svg:x="9.571cm" svg:y="7.334cm">
            <text:p/>
          </draw:rect>
          <draw:g>
            <draw:frame draw:style-name="gr6" draw:text-style-name="P5" draw:layer="layout" svg:width="0.912cm" svg:height="0.344cm" svg:x="10.127cm" svg:y="8.804cm">
              <draw:text-box>
                <text:p text:style-name="P1"><text:span text:style-name="T3">initiator</text:span></text:p>
              </draw:text-box>
            </draw:frame>
            <draw:custom-shape draw:style-name="gr7" draw:text-style-name="P3" draw:layer="layout" svg:width="0.416cm" svg:height="0.104cm" svg:x="10.193cm" svg:y="9.195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1.719cm" svg:y="8.391cm">
              <draw:text-box>
                <text:p text:style-name="P1"><text:span text:style-name="T3">parser</text:span></text:p>
              </draw:text-box>
            </draw:frame>
            <draw:custom-shape draw:style-name="gr7" draw:text-style-name="P3" draw:layer="layout" svg:width="0.416cm" svg:height="0.104cm" svg:x="11.793cm" svg:y="8.747cm">
              <text:p/>
              <draw:enhanced-geometry svg:viewBox="0 0 21600 21600" draw:mirror-horizontal="false" draw:mirror-vertical="false" draw:type="rectangle" draw:enhanced-path="M 0 0 L 21600 0 21600 21600 0 21600 0 0 Z N"/>
            </draw:custom-shape>
          </draw:g>
          <draw:g>
            <draw:frame draw:style-name="gr9" draw:text-style-name="P5" draw:layer="layout" svg:width="1.251cm" svg:height="0.344cm" svg:x="13.214cm" svg:y="9.032cm">
              <draw:text-box>
                <text:p text:style-name="P1"><text:span text:style-name="T3">terminator</text:span></text:p>
              </draw:text-box>
            </draw:frame>
            <draw:custom-shape draw:style-name="gr7" draw:text-style-name="P3" draw:layer="layout" svg:width="0.416cm" svg:height="0.104cm" svg:x="14.5cm" svg:y="9.17cm">
              <text:p/>
              <draw:enhanced-geometry svg:viewBox="0 0 21600 21600" draw:mirror-horizontal="false" draw:mirror-vertical="false" draw:type="rectangle" draw:enhanced-path="M 0 0 L 21600 0 21600 21600 0 21600 0 0 Z N"/>
            </draw:custom-shape>
          </draw:g>
          <draw:g>
            <draw:frame draw:style-name="gr10" draw:text-style-name="P5" draw:layer="layout" svg:width="1.534cm" svg:height="0.344cm" svg:x="12.842cm" svg:y="8.112cm">
              <draw:text-box>
                <text:p text:style-name="P1"><text:span text:style-name="T3">endOfStream</text:span></text:p>
              </draw:text-box>
            </draw:frame>
            <draw:custom-shape draw:style-name="gr7" draw:text-style-name="P3" draw:layer="layout" svg:width="0.416cm" svg:height="0.104cm" svg:x="14.444cm" svg:y="8.249cm">
              <text:p/>
              <draw:enhanced-geometry svg:viewBox="0 0 21600 21600" draw:mirror-horizontal="false" draw:mirror-vertical="false" draw:type="rectangle" draw:enhanced-path="M 0 0 L 21600 0 21600 21600 0 21600 0 0 Z N"/>
            </draw:custom-shape>
          </draw:g>
        </draw:g>
        <draw:g>
          <draw:custom-shape draw:style-name="gr11" draw:text-style-name="P3" draw:layer="layout" svg:width="3.754cm" svg:height="1.666cm" svg:x="2.687cm" svg:y="2.52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 draw:layer="layout" svg:width="3.782cm" svg:height="0.429cm" svg:x="2.667cm" svg:y="2.052cm">
            <draw:text-box>
              <text:p text:style-name="P1"><text:span text:style-name="T1">CommandLineApplication</text:span></text:p>
            </draw:text-box>
          </draw:frame>
        </draw:g>
        <draw:g>
          <draw:custom-shape draw:style-name="gr11" draw:text-style-name="P3" draw:layer="layout" svg:width="2.403cm" svg:height="2.234cm" svg:x="7.658cm" svg:y="2.013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7.494cm" svg:y="1.499cm" svg:viewBox="0 0 335 726" draw:points="178,726 0,726 0,0 335,0">
            <text:p/>
          </draw:polyline>
          <draw:rect draw:style-name="gr13" draw:text-style-name="P3" draw:layer="layout" svg:width="0.199cm" svg:height="1.99cm" svg:x="7.564cm" svg:y="2.132cm">
            <text:p/>
          </draw:rect>
          <draw:frame draw:style-name="gr14" draw:text-style-name="P2" draw:layer="layout" svg:width="2.749cm" svg:height="0.429cm" svg:x="7.626cm" svg:y="1.56cm">
            <draw:text-box>
              <text:p text:style-name="P1"><text:span text:style-name="T1">ConfigurationImpl</text:span></text:p>
            </draw:text-box>
          </draw:frame>
          <draw:frame draw:style-name="gr15" draw:text-style-name="P6" draw:layer="layout" svg:width="0.853cm" svg:height="0.285cm" svg:x="9.123cm" svg:y="3.683cm">
            <draw:text-box>
              <text:p text:style-name="P1"><text:span text:style-name="T4">“</text:span><text:span text:style-name="T4">events”</text:span></text:p>
            </draw:text-box>
          </draw:frame>
          <draw:frame draw:style-name="gr16" draw:text-style-name="P5" draw:layer="layout" svg:width="1.954cm" svg:height="0.348cm" svg:x="6.657cm" svg:y="3.664cm">
            <draw:text-box>
              <text:p text:style-name="P1"><text:span text:style-name="T3">applicationName</text:span></text:p>
            </draw:text-box>
          </draw:frame>
          <draw:custom-shape draw:style-name="gr7" draw:text-style-name="P3" draw:layer="layout" svg:width="0.416cm" svg:height="0.104cm" svg:x="8.664cm" svg:y="3.81cm">
            <text:p/>
            <draw:enhanced-geometry svg:viewBox="0 0 21600 21600" draw:type="rectangle" draw:enhanced-path="M 0 0 L 21600 0 21600 21600 0 21600 0 0 Z N"/>
          </draw:custom-shape>
          <draw:frame draw:style-name="gr17" draw:text-style-name="P4" draw:layer="layout" svg:width="1.962cm" svg:height="0.429cm" svg:x="7.595cm" svg:y="1.218cm">
            <draw:text-box>
              <text:p text:style-name="P1"><text:span text:style-name="T2">Configuration</text:span></text:p>
            </draw:text-box>
          </draw:frame>
          <draw:g>
            <draw:frame draw:style-name="gr18" draw:text-style-name="P5" draw:layer="layout" svg:width="1.594cm" svg:height="0.348cm" svg:x="6.696cm" svg:y="2.881cm">
              <draw:text-box>
                <text:p text:style-name="P1"><text:span text:style-name="T3">globalOptions</text:span></text:p>
              </draw:text-box>
            </draw:frame>
            <draw:custom-shape draw:style-name="gr19" draw:text-style-name="P3" draw:layer="layout" svg:width="0.898cm" svg:height="0.328cm" svg:x="8.969cm" svg:y="2.939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79cm" svg:y="2.613cm">
              <draw:text-box>
                <text:p text:style-name="P1"><text:span text:style-name="T5">List</text:span></text:p>
              </draw:text-box>
            </draw:frame>
            <draw:line draw:style-name="gr21" draw:text-style-name="P3" draw:layer="layout" svg:x1="8.53cm" svg:y1="3.087cm" svg:x2="8.98cm" svg:y2="3.087cm">
              <text:p/>
            </draw:line>
            <draw:custom-shape draw:style-name="gr7" draw:text-style-name="P3" draw:layer="layout" svg:width="0.416cm" svg:height="0.104cm" svg:x="8.342cm" svg:y="3.028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82cm" svg:y="3.042cm">
              <text:p/>
            </draw:circle>
            <draw:circle draw:style-name="gr22" draw:text-style-name="P3" draw:layer="layout" svg:width="0.133cm" svg:height="0.133cm" svg:x="9.583cm" svg:y="3.043cm">
              <text:p/>
            </draw:circle>
          </draw:g>
        </draw:g>
        <draw:g>
          <draw:frame draw:style-name="gr23" draw:text-style-name="P6" draw:layer="layout" svg:width="0.688cm" svg:height="0.285cm" svg:x="6.538cm" svg:y="1.82cm">
            <draw:text-box>
              <text:p text:style-name="P1"><text:span text:style-name="T4">creates</text:span></text:p>
            </draw:text-box>
          </draw:frame>
          <draw:custom-shape draw:style-name="gr24" draw:text-style-name="P3" draw:layer="layout" svg:width="0.347cm" svg:height="0.347cm" svg:x="6.101cm" svg:y="2.6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1.252cm" svg:height="0.68cm" svg:x="6.288cm" svg:y="2.118cm" svg:viewBox="0 0 1253 681" svg:d="M0 681c223-632 726-995 1253-316">
            <text:p/>
          </draw:path>
        </draw:g>
        <draw:g>
          <draw:frame draw:style-name="gr23" draw:text-style-name="P6" draw:layer="layout" svg:width="0.688cm" svg:height="0.285cm" svg:x="5.05cm" svg:y="6.033cm">
            <draw:text-box>
              <text:p text:style-name="P1"><text:span text:style-name="T4">creates</text:span></text:p>
            </draw:text-box>
          </draw:frame>
          <draw:custom-shape draw:style-name="gr24" draw:text-style-name="P3" draw:layer="layout" svg:width="0.347cm" svg:height="0.347cm" svg:x="6.032cm" svg:y="3.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4.011cm" svg:height="3.672cm" svg:x="5.588cm" svg:y="3.954cm" svg:viewBox="0 0 4012 3673" svg:d="M595 0c-1139 1158-966 3854 3417 3663">
            <text:p/>
          </draw:path>
        </draw:g>
        <draw:g>
          <draw:frame draw:style-name="gr26" draw:text-style-name="P2" draw:layer="layout" svg:width="3.029cm" svg:height="0.429cm" svg:x="10.967cm" svg:y="18.091cm">
            <draw:text-box>
              <text:p text:style-name="P1"><text:span text:style-name="T1">SomeCommand</text:span></text:p>
            </draw:text-box>
          </draw:frame>
          <draw:custom-shape draw:style-name="gr2" draw:text-style-name="P3" draw:layer="layout" svg:width="2.541cm" svg:height="2.234cm" svg:x="10.996cm" svg:y="18.52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849cm" svg:y="17.972cm" svg:viewBox="0 0 431 739" draw:points="229,739 0,739 0,0 431,0">
            <text:p/>
          </draw:polyline>
          <draw:frame draw:style-name="gr27" draw:text-style-name="P4" draw:layer="layout" svg:width="1.479cm" svg:height="0.429cm" svg:x="10.976cm" svg:y="17.754cm">
            <draw:text-box>
              <text:p text:style-name="P1"><text:span text:style-name="T2">Command</text:span></text:p>
            </draw:text-box>
          </draw:frame>
          <draw:custom-shape draw:style-name="gr28" draw:text-style-name="P3" draw:layer="layout" svg:width="2.403cm" svg:height="1.585cm" svg:x="10.996cm" svg:y="19.037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021cm" svg:x="10.914cm" svg:y="18.63cm">
            <text:p/>
          </draw:rect>
          <draw:frame draw:style-name="gr29" draw:text-style-name="P2" draw:layer="layout" svg:width="2.195cm" svg:height="0.429cm" svg:x="11.15cm" svg:y="18.558cm">
            <draw:text-box>
              <text:p text:style-name="P1"><text:span text:style-name="T1">CommandBase</text:span></text:p>
            </draw:text-box>
          </draw:frame>
          <draw:g>
            <draw:frame draw:style-name="gr30" draw:text-style-name="P5" draw:layer="layout" svg:width="0.861cm" svg:height="0.348cm" svg:x="10.8cm" svg:y="19.422cm">
              <draw:text-box>
                <text:p text:style-name="P1"><text:span text:style-name="T3">options</text:span></text:p>
              </draw:text-box>
            </draw:frame>
            <draw:custom-shape draw:style-name="gr19" draw:text-style-name="P3" draw:layer="layout" svg:width="0.898cm" svg:height="0.328cm" svg:x="12.36cm" svg:y="19.4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12.57cm" svg:y="19.154cm">
              <draw:text-box>
                <text:p text:style-name="P1"><text:span text:style-name="T5">List</text:span></text:p>
              </draw:text-box>
            </draw:frame>
            <draw:line draw:style-name="gr21" draw:text-style-name="P3" draw:layer="layout" svg:x1="11.921cm" svg:y1="19.628cm" svg:x2="12.371cm" svg:y2="19.628cm">
              <text:p/>
            </draw:line>
            <draw:custom-shape draw:style-name="gr7" draw:text-style-name="P3" draw:layer="layout" svg:width="0.416cm" svg:height="0.104cm" svg:x="11.733cm" svg:y="19.569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2.473cm" svg:y="19.583cm">
              <text:p/>
            </draw:circle>
            <draw:circle draw:style-name="gr22" draw:text-style-name="P3" draw:layer="layout" svg:width="0.133cm" svg:height="0.133cm" svg:x="12.974cm" svg:y="19.584cm">
              <text:p/>
            </draw:circle>
          </draw:g>
        </draw:g>
        <draw:g>
          <draw:frame draw:style-name="gr31" draw:text-style-name="P6" draw:layer="layout" svg:width="0.688cm" svg:height="0.276cm" svg:x="4.064cm" svg:y="7.171cm">
            <draw:text-box>
              <text:p text:style-name="P1"><text:span text:style-name="T4">creates</text:span></text:p>
            </draw:text-box>
          </draw:frame>
          <draw:custom-shape draw:style-name="gr24" draw:text-style-name="P3" draw:layer="layout" svg:width="0.347cm" svg:height="0.347cm" svg:x="5.724cm" svg:y="3.8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6.035cm" svg:height="14.98cm" svg:x="4.881cm" svg:y="4.036cm" svg:viewBox="0 0 6036 14981" svg:d="M994 0c-1318 502-2581 14565 5042 14981">
            <text:p/>
          </draw:path>
        </draw:g>
        <draw:g>
          <draw:custom-shape draw:style-name="gr32" draw:text-style-name="P3" draw:layer="layout" svg:width="1.258cm" svg:height="1.283cm" svg:x="11.595cm" svg:y="2.515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11.431cm" svg:y="2.001cm" svg:viewBox="0 0 335 726" draw:points="178,726 0,726 0,0 335,0">
            <text:p/>
          </draw:polyline>
          <draw:rect draw:style-name="gr13" draw:text-style-name="P3" draw:layer="layout" svg:width="0.176cm" svg:height="1.074cm" svg:x="11.524cm" svg:y="2.607cm">
            <text:p/>
          </draw:rect>
          <draw:frame draw:style-name="gr14" draw:text-style-name="P2" draw:layer="layout" svg:width="2.749cm" svg:height="0.429cm" svg:x="11.563cm" svg:y="2.062cm">
            <draw:text-box>
              <text:p text:style-name="P1"><text:span text:style-name="T1">StringOption</text:span></text:p>
            </draw:text-box>
          </draw:frame>
          <draw:frame draw:style-name="gr33" draw:text-style-name="P6" draw:layer="layout" svg:width="0.219cm" svg:height="0.285cm" svg:x="12.485cm" svg:y="2.972cm">
            <draw:text-box>
              <text:p text:style-name="P1"><text:span text:style-name="T4">'i'</text:span></text:p>
            </draw:text-box>
          </draw:frame>
          <draw:frame draw:style-name="gr34" draw:text-style-name="P4" draw:layer="layout" svg:width="1.413cm" svg:height="0.429cm" svg:x="11.532cm" svg:y="1.72cm">
            <draw:text-box>
              <text:p text:style-name="P1"><text:span text:style-name="T2">Option</text:span></text:p>
            </draw:text-box>
          </draw:frame>
          <draw:g>
            <draw:frame draw:style-name="gr35" draw:text-style-name="P5" draw:layer="layout" svg:width="1.319cm" svg:height="0.348cm" svg:x="10.621cm" svg:y="2.913cm">
              <draw:text-box>
                <text:p text:style-name="P1"><text:span text:style-name="T3">shortLiteral</text:span></text:p>
              </draw:text-box>
            </draw:frame>
            <draw:custom-shape draw:style-name="gr7" draw:text-style-name="P3" draw:layer="layout" svg:width="0.416cm" svg:height="0.104cm" svg:x="11.991cm" svg:y="3.071cm">
              <text:p/>
              <draw:enhanced-geometry svg:viewBox="0 0 21600 21600" draw:mirror-horizontal="false" draw:mirror-vertical="false" draw:type="rectangle" draw:enhanced-path="M 0 0 L 21600 0 21600 21600 0 21600 0 0 Z N"/>
            </draw:custom-shape>
          </draw:g>
        </draw:g>
        <draw:path draw:style-name="gr21" draw:text-style-name="P3" draw:layer="layout" svg:width="1.974cm" svg:height="0.862cm" svg:x="9.634cm" svg:y="3.128cm" svg:viewBox="0 0 1975 863" svg:d="M0 0c10 479 964 1256 1975 628">
          <text:p/>
        </draw:path>
        <draw:g>
          <draw:line draw:style-name="gr36" draw:text-style-name="P3" draw:layer="layout" svg:x1="8.626cm" svg:y1="8.271cm" svg:x2="10.013cm" svg:y2="8.277cm">
            <text:p/>
          </draw:line>
          <draw:frame draw:style-name="gr37" draw:text-style-name="P8" draw:layer="layout" svg:width="0.601cm" svg:height="0.323cm" svg:x="8.842cm" svg:y="8.111cm">
            <draw:text-box>
              <text:p text:style-name="P1"><text:span text:style-name="T6">init()</text:span></text:p>
            </draw:text-box>
          </draw:frame>
        </draw:g>
        <draw:g>
          <draw:frame draw:style-name="gr26" draw:text-style-name="P2" draw:layer="layout" svg:width="3.029cm" svg:height="0.429cm" svg:x="4.432cm" svg:y="10.734cm">
            <draw:text-box>
              <text:p text:style-name="P1"><text:span text:style-name="T1">InputStreamInitiator</text:span></text:p>
            </draw:text-box>
          </draw:frame>
          <draw:custom-shape draw:style-name="gr2" draw:text-style-name="P3" draw:layer="layout" svg:width="2.884cm" svg:height="2.819cm" svg:x="4.461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4.314cm" svg:y="10.615cm" svg:viewBox="0 0 431 739" draw:points="229,739 0,739 0,0 431,0">
            <text:p/>
          </draw:polyline>
          <draw:frame draw:style-name="gr34" draw:text-style-name="P4" draw:layer="layout" svg:width="1.413cm" svg:height="0.429cm" svg:x="4.441cm" svg:y="10.397cm">
            <draw:text-box>
              <text:p text:style-name="P1"><text:span text:style-name="T2">Initiator</text:span></text:p>
            </draw:text-box>
          </draw:frame>
          <draw:custom-shape draw:style-name="gr28" draw:text-style-name="P3" draw:layer="layout" svg:width="2.679cm" svg:height="2.146cm" svg:x="4.461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4.379cm" svg:y="11.273cm">
            <text:p/>
          </draw:rect>
          <draw:frame draw:style-name="gr38" draw:text-style-name="P2" draw:layer="layout" svg:width="2.415cm" svg:height="0.429cm" svg:x="4.615cm" svg:y="11.201cm">
            <draw:text-box>
              <text:p text:style-name="P1"><text:span text:style-name="T1">ComponentBase</text:span></text:p>
            </draw:text-box>
          </draw:frame>
          <draw:g>
            <draw:frame draw:style-name="gr39" draw:text-style-name="P5" draw:layer="layout" svg:width="1.429cm" svg:height="0.348cm" svg:x="4.673cm" svg:y="12.543cm">
              <draw:text-box>
                <text:p text:style-name="P1"><text:span text:style-name="T3">inputStream</text:span></text:p>
              </draw:text-box>
            </draw:frame>
            <draw:custom-shape draw:style-name="gr7" draw:text-style-name="P3" draw:layer="layout" svg:width="0.416cm" svg:height="0.104cm" svg:x="4.702cm" svg:y="12.437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5.445cm" svg:y="12.049cm">
              <draw:text-box>
                <text:p text:style-name="P1"><text:span text:style-name="T3">outputQueue</text:span></text:p>
              </draw:text-box>
            </draw:frame>
            <draw:custom-shape draw:style-name="gr7" draw:text-style-name="P3" draw:layer="layout" svg:width="0.416cm" svg:height="0.104cm" svg:x="6.516cm" svg:y="12.439cm">
              <text:p/>
              <draw:enhanced-geometry svg:viewBox="0 0 21600 21600" draw:mirror-horizontal="false" draw:mirror-vertical="false" draw:type="rectangle" draw:enhanced-path="M 0 0 L 21600 0 21600 21600 0 21600 0 0 Z N"/>
            </draw:custom-shape>
          </draw:g>
          <draw:line draw:style-name="gr21" draw:text-style-name="P3" draw:layer="layout" svg:x1="4.678cm" svg:y1="12.503cm" svg:x2="4.038cm" svg:y2="12.514cm">
            <text:p/>
          </draw:line>
          <draw:g>
            <draw:custom-shape draw:style-name="gr41" draw:text-style-name="P3" draw:layer="layout" svg:width="1.454cm" svg:height="1.422cm" svg:x="6.718cm" svg:y="13.119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7cm" svg:y="1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7.756cm" svg:y="13.66cm" svg:viewBox="0 0 152 270" draw:points="64,0 134,50 152,270 0,264 20,6">
                <text:p/>
              </draw:polygon>
              <draw:custom-shape draw:style-name="gr44" draw:text-style-name="P3" draw:layer="layout" svg:width="0.196cm" svg:height="0.262cm" draw:transform="rotate (-0.287281194879398) translate (7.772cm 13.5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6.837cm" svg:y="12.728cm">
            <draw:text-box>
              <text:p text:style-name="P1"><text:span text:style-name="T5">Thread</text:span></text:p>
            </draw:text-box>
          </draw:frame>
        </draw:g>
        <draw:g>
          <draw:frame draw:style-name="gr26" draw:text-style-name="P2" draw:layer="layout" svg:width="3.029cm" svg:height="0.429cm" svg:x="10.539cm" svg:y="10.734cm">
            <draw:text-box>
              <text:p text:style-name="P1"><text:span text:style-name="T1">EventProcessor</text:span></text:p>
            </draw:text-box>
          </draw:frame>
          <draw:custom-shape draw:style-name="gr2" draw:text-style-name="P3" draw:layer="layout" svg:width="2.884cm" svg:height="2.819cm" svg:x="10.56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421cm" svg:y="10.615cm" svg:viewBox="0 0 431 739" draw:points="229,739 0,739 0,0 431,0">
            <text:p/>
          </draw:polyline>
          <draw:frame draw:style-name="gr46" draw:text-style-name="P4" draw:layer="layout" svg:width="1.695cm" svg:height="0.429cm" svg:x="10.548cm" svg:y="10.397cm">
            <draw:text-box>
              <text:p text:style-name="P9"><text:span text:style-name="T7">Component</text:span></text:p>
            </draw:text-box>
          </draw:frame>
          <draw:custom-shape draw:style-name="gr28" draw:text-style-name="P3" draw:layer="layout" svg:width="2.679cm" svg:height="2.146cm" svg:x="10.56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0.486cm" svg:y="11.273cm">
            <text:p/>
          </draw:rect>
          <draw:frame draw:style-name="gr38" draw:text-style-name="P2" draw:layer="layout" svg:width="2.415cm" svg:height="0.429cm" svg:x="10.722cm" svg:y="11.201cm">
            <draw:text-box>
              <text:p text:style-name="P1"><text:span text:style-name="T1">ComponentBase</text:span></text:p>
            </draw:text-box>
          </draw:frame>
          <draw:g>
            <draw:frame draw:style-name="gr47" draw:text-style-name="P5" draw:layer="layout" svg:width="1.374cm" svg:height="0.348cm" svg:x="11.313cm" svg:y="12.302cm">
              <draw:text-box>
                <text:p text:style-name="P1"><text:span text:style-name="T3">inputQueue</text:span></text:p>
              </draw:text-box>
            </draw:frame>
            <draw:custom-shape draw:style-name="gr7" draw:text-style-name="P3" draw:layer="layout" svg:width="0.416cm" svg:height="0.104cm" svg:x="10.837cm" svg:y="12.436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11.639cm" svg:y="12.048cm">
              <draw:text-box>
                <text:p text:style-name="P1"><text:span text:style-name="T3">outputQueue</text:span></text:p>
              </draw:text-box>
            </draw:frame>
            <draw:custom-shape draw:style-name="gr7" draw:text-style-name="P3" draw:layer="layout" svg:width="0.416cm" svg:height="0.104cm" svg:x="12.71cm" svg:y="12.438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12.895cm" svg:y="13.011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3.177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13.933cm" svg:y="13.552cm" svg:viewBox="0 0 152 270" draw:points="64,0 134,50 152,270 0,264 20,6">
                <text:p/>
              </draw:polygon>
              <draw:custom-shape draw:style-name="gr44" draw:text-style-name="P3" draw:layer="layout" svg:width="0.196cm" svg:height="0.262cm" draw:transform="rotate (-0.287281194879398) translate (13.949cm 13.48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3.104cm" svg:y="12.639cm">
            <draw:text-box>
              <text:p text:style-name="P1"><text:span text:style-name="T5">Thread</text:span></text:p>
            </draw:text-box>
          </draw:frame>
          <draw:g>
            <draw:frame draw:style-name="gr48" draw:text-style-name="P5" draw:layer="layout" svg:width="0.755cm" svg:height="0.344cm" svg:x="11.303cm" svg:y="12.53cm">
              <draw:text-box>
                <text:p text:style-name="P1"><text:span text:style-name="T3">logic</text:span></text:p>
              </draw:text-box>
            </draw:frame>
            <draw:custom-shape draw:style-name="gr7" draw:text-style-name="P3" draw:layer="layout" svg:width="0.416cm" svg:height="0.104cm" svg:x="10.849cm" svg:y="12.674cm">
              <text:p/>
              <draw:enhanced-geometry svg:viewBox="0 0 21600 21600" draw:mirror-horizontal="false" draw:mirror-vertical="false" draw:type="rectangle" draw:enhanced-path="M 0 0 L 21600 0 21600 21600 0 21600 0 0 Z N"/>
            </draw:custom-shape>
          </draw:g>
          <draw:g>
            <draw:custom-shape draw:style-name="gr28" draw:text-style-name="P3" draw:layer="layout" svg:width="2.652cm" svg:height="2.338cm" svg:x="10.883cm" svg:y="13.65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62cm" svg:x="10.736cm" svg:y="13.227cm" svg:viewBox="0 0 229 621" draw:points="229,621 0,621 0,0 124,0">
              <text:p/>
            </draw:polyline>
            <draw:frame draw:style-name="gr49" draw:text-style-name="P5" draw:layer="layout" svg:width="1.149cm" svg:height="0.344cm" svg:x="12.064cm" svg:y="14.553cm">
              <draw:text-box>
                <text:p text:style-name="P1"><text:span text:style-name="T3">lineParser</text:span></text:p>
              </draw:text-box>
            </draw:frame>
            <draw:custom-shape draw:style-name="gr7" draw:text-style-name="P3" draw:layer="layout" svg:width="0.416cm" svg:height="0.104cm" svg:x="11.61cm" svg:y="14.697cm">
              <text:p/>
              <draw:enhanced-geometry svg:viewBox="0 0 21600 21600" draw:mirror-horizontal="false" draw:mirror-vertical="false" draw:type="rectangle" draw:enhanced-path="M 0 0 L 21600 0 21600 21600 0 21600 0 0 Z N"/>
            </draw:custom-shape>
            <draw:custom-shape draw:style-name="gr28" draw:text-style-name="P3" draw:layer="layout" svg:width="2.525cm" svg:height="0.509cm" svg:x="10.884cm" svg:y="14.06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rect draw:style-name="gr50" draw:text-style-name="P3" draw:layer="layout" svg:width="0.213cm" svg:height="0.241cm" svg:x="13.42cm" svg:y="13.766cm">
                <text:p/>
              </draw:rect>
              <draw:frame draw:style-name="gr51" draw:text-style-name="P11" draw:layer="layout" svg:width="2.69cm" svg:height="0.429cm" svg:x="11.015cm" svg:y="13.655cm">
                <draw:text-box>
                  <text:p text:style-name="P10"><text:span text:style-name="T8">ProcessingLogicBase</text:span></text:p>
                </draw:text-box>
              </draw:frame>
            </draw:g>
            <draw:rect draw:style-name="gr5" draw:text-style-name="P3" draw:layer="layout" svg:width="0.179cm" svg:height="2.128cm" svg:x="10.801cm" svg:y="13.733cm">
              <text:p/>
            </draw:rect>
            <draw:g>
              <draw:rect draw:style-name="gr50" draw:text-style-name="P3" draw:layer="layout" svg:width="0.126cm" svg:height="0.283cm" svg:x="12.825cm" svg:y="13.09cm">
                <text:p/>
              </draw:rect>
              <draw:frame draw:style-name="gr52" draw:text-style-name="P12" draw:layer="layout" svg:width="2.258cm" svg:height="0.429cm" svg:x="10.821cm" svg:y="12.997cm">
                <draw:text-box>
                  <text:p text:style-name="P9"><text:span text:style-name="T7">ProcessingLogic</text:span></text:p>
                </draw:text-box>
              </draw:frame>
            </draw:g>
            <draw:g>
              <draw:rect draw:style-name="gr50" draw:text-style-name="P3" draw:layer="layout" svg:width="0.617cm" svg:height="0.22cm" svg:x="12.819cm" svg:y="13.385cm">
                <text:p/>
              </draw:rect>
              <draw:frame draw:style-name="gr51" draw:text-style-name="P13" draw:layer="layout" svg:width="2.589cm" svg:height="0.429cm" svg:x="10.816cm" svg:y="13.254cm">
                <draw:text-box>
                  <text:p text:style-name="P9"><text:span text:style-name="T9">LineStreamParser</text:span></text:p>
                </draw:text-box>
              </draw:frame>
            </draw:g>
          </draw:g>
          <draw:path draw:style-name="gr21" draw:text-style-name="P3" draw:layer="layout" svg:width="0.69cm" svg:height="1.446cm" svg:x="10.16cm" svg:y="12.743cm" svg:viewBox="0 0 691 1447" svg:d="M691 1c-874-52-957 1456-31 1446">
            <text:p/>
          </draw:path>
          <draw:g>
            <draw:custom-shape draw:style-name="gr28" draw:text-style-name="P3" draw:layer="layout" svg:width="3.148cm" svg:height="0.921cm" svg:x="11.725cm" svg:y="15.534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789cm" svg:x="11.578cm" svg:y="14.942cm" svg:viewBox="0 0 229 790" draw:points="229,790 0,790 0,6 166,0">
              <text:p/>
            </draw:polyline>
            <draw:rect draw:style-name="gr5" draw:text-style-name="P3" draw:layer="layout" svg:width="0.179cm" svg:height="0.745cm" svg:x="11.643cm" svg:y="15.617cm">
              <text:p/>
            </draw:rect>
            <draw:frame draw:style-name="gr53" draw:text-style-name="P13" draw:layer="layout" svg:width="2.407cm" svg:height="0.429cm" svg:x="11.706cm" svg:y="15.087cm">
              <draw:text-box>
                <text:p text:style-name="P9"><text:span text:style-name="T9">HttpdLineParser</text:span></text:p>
              </draw:text-box>
            </draw:frame>
            <draw:frame draw:style-name="gr54" draw:text-style-name="P12" draw:layer="layout" svg:width="1.586cm" svg:height="0.429cm" svg:x="11.705cm" svg:y="14.779cm">
              <draw:text-box>
                <text:p text:style-name="P9"><text:span text:style-name="T7">LineParser</text:span></text:p>
              </draw:text-box>
            </draw:frame>
            <draw:frame draw:style-name="gr49" draw:text-style-name="P5" draw:layer="layout" svg:width="1.251cm" svg:height="0.344cm" svg:x="12.877cm" svg:y="15.788cm">
              <draw:text-box>
                <text:p text:style-name="P1"><text:span text:style-name="T3">lineFormat</text:span></text:p>
              </draw:text-box>
            </draw:frame>
            <draw:custom-shape draw:style-name="gr7" draw:text-style-name="P3" draw:layer="layout" svg:width="0.416cm" svg:height="0.104cm" svg:x="14.221cm" svg:y="15.932cm">
              <text:p/>
              <draw:enhanced-geometry svg:viewBox="0 0 21600 21600" draw:mirror-horizontal="false" draw:mirror-vertical="false" draw:type="rectangle" draw:enhanced-path="M 0 0 L 21600 0 21600 21600 0 21600 0 0 Z N"/>
            </draw:custom-shape>
          </draw:g>
          <draw:path draw:style-name="gr21" draw:text-style-name="P3" draw:layer="layout" svg:width="0.48cm" svg:height="1.048cm" svg:x="11.153cm" svg:y="14.753cm" svg:viewBox="0 0 481 1049" svg:d="M464 2c-621-59-621 1089 17 1046">
            <text:p/>
          </draw:path>
          <draw:g>
            <draw:custom-shape draw:style-name="gr55" draw:text-style-name="P3" draw:layer="layout" svg:width="2.43cm" svg:height="0.499cm" svg:x="15.336cm" svg:y="15.75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3" draw:layer="layout" svg:width="2.407cm" svg:height="0.429cm" svg:x="15.317cm" svg:y="15.304cm">
              <draw:text-box>
                <text:p text:style-name="P9"><text:span text:style-name="T9">HttpdLogFormat</text:span></text:p>
              </draw:text-box>
            </draw:frame>
          </draw:g>
          <draw:line draw:style-name="gr21" draw:text-style-name="P3" draw:layer="layout" svg:x1="14.615cm" svg:y1="15.993cm" svg:x2="15.334cm" svg:y2="15.989cm">
            <text:p/>
          </draw:line>
        </draw:g>
        <draw:g>
          <draw:frame draw:style-name="gr56" draw:text-style-name="P2" draw:layer="layout" svg:width="3.296cm" svg:height="0.429cm" svg:x="20.629cm" svg:y="10.734cm">
            <draw:text-box>
              <text:p text:style-name="P1"><text:span text:style-name="T1">OutputStreamInitiator</text:span></text:p>
            </draw:text-box>
          </draw:frame>
          <draw:custom-shape draw:style-name="gr2" draw:text-style-name="P3" draw:layer="layout" svg:width="2.884cm" svg:height="2.819cm" svg:x="20.65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20.511cm" svg:y="10.615cm" svg:viewBox="0 0 431 739" draw:points="229,739 0,739 0,0 431,0">
            <text:p/>
          </draw:polyline>
          <draw:frame draw:style-name="gr57" draw:text-style-name="P4" draw:layer="layout" svg:width="1.619cm" svg:height="0.429cm" svg:x="20.638cm" svg:y="10.397cm">
            <draw:text-box>
              <text:p text:style-name="P1"><text:span text:style-name="T2">Terminator</text:span></text:p>
            </draw:text-box>
          </draw:frame>
          <draw:custom-shape draw:style-name="gr28" draw:text-style-name="P3" draw:layer="layout" svg:width="2.679cm" svg:height="2.146cm" svg:x="20.65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20.576cm" svg:y="11.273cm">
            <text:p/>
          </draw:rect>
          <draw:frame draw:style-name="gr38" draw:text-style-name="P2" draw:layer="layout" svg:width="2.415cm" svg:height="0.429cm" svg:x="20.812cm" svg:y="11.201cm">
            <draw:text-box>
              <text:p text:style-name="P1"><text:span text:style-name="T1">ComponentBase</text:span></text:p>
            </draw:text-box>
          </draw:frame>
          <draw:g>
            <draw:frame draw:style-name="gr47" draw:text-style-name="P5" draw:layer="layout" svg:width="1.374cm" svg:height="0.348cm" svg:x="20.838cm" svg:y="12.499cm">
              <draw:text-box>
                <text:p text:style-name="P1"><text:span text:style-name="T3">inputQueue</text:span></text:p>
              </draw:text-box>
            </draw:frame>
            <draw:custom-shape draw:style-name="gr7" draw:text-style-name="P3" draw:layer="layout" svg:width="0.416cm" svg:height="0.104cm" svg:x="20.914cm" svg:y="12.393cm">
              <text:p/>
              <draw:enhanced-geometry svg:viewBox="0 0 21600 21600" draw:mirror-horizontal="false" draw:mirror-vertical="false" draw:type="rectangle" draw:enhanced-path="M 0 0 L 21600 0 21600 21600 0 21600 0 0 Z N"/>
            </draw:custom-shape>
          </draw:g>
          <draw:g>
            <draw:frame draw:style-name="gr58" draw:text-style-name="P5" draw:layer="layout" svg:width="1.606cm" svg:height="0.348cm" svg:x="21.596cm" svg:y="11.997cm">
              <draw:text-box>
                <text:p text:style-name="P1"><text:span text:style-name="T3">outputStream</text:span></text:p>
              </draw:text-box>
            </draw:frame>
            <draw:custom-shape draw:style-name="gr7" draw:text-style-name="P3" draw:layer="layout" svg:width="0.416cm" svg:height="0.104cm" svg:x="22.667cm" svg:y="12.387cm">
              <text:p/>
              <draw:enhanced-geometry svg:viewBox="0 0 21600 21600" draw:mirror-horizontal="false" draw:mirror-vertical="false" draw:type="rectangle" draw:enhanced-path="M 0 0 L 21600 0 21600 21600 0 21600 0 0 Z N"/>
            </draw:custom-shape>
          </draw:g>
          <draw:g>
            <draw:frame draw:style-name="gr59" draw:text-style-name="P5" draw:layer="layout" svg:width="2.449cm" svg:height="0.348cm" svg:x="18.393cm" svg:y="13.288cm">
              <draw:text-box>
                <text:p text:style-name="P1"><text:span text:style-name="T3">endOfStreamListener</text:span></text:p>
              </draw:text-box>
            </draw:frame>
            <draw:custom-shape draw:style-name="gr19" draw:text-style-name="P3" draw:layer="layout" svg:width="0.898cm" svg:height="0.328cm" svg:x="21.566cm" svg:y="13.34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7" draw:layer="layout" svg:width="3.241cm" svg:height="0.344cm" svg:x="19.649cm" svg:y="12.966cm">
              <draw:text-box>
                <text:p text:style-name="P1"><text:span text:style-name="T5">List</text:span><text:span text:style-name="T10">&lt;EndOfStreamListener&gt;</text:span></text:p>
              </draw:text-box>
            </draw:frame>
            <draw:line draw:style-name="gr21" draw:text-style-name="P3" draw:layer="layout" svg:x1="21.127cm" svg:y1="13.494cm" svg:x2="21.577cm" svg:y2="13.494cm">
              <text:p/>
            </draw:line>
            <draw:custom-shape draw:style-name="gr7" draw:text-style-name="P3" draw:layer="layout" svg:width="0.416cm" svg:height="0.104cm" svg:x="20.939cm" svg:y="13.435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21.679cm" svg:y="13.449cm">
              <text:p/>
            </draw:circle>
            <draw:circle draw:style-name="gr22" draw:text-style-name="P3" draw:layer="layout" svg:width="0.133cm" svg:height="0.133cm" svg:x="22.18cm" svg:y="13.45cm">
              <text:p/>
            </draw:circle>
          </draw:g>
          <draw:g>
            <draw:custom-shape draw:style-name="gr41" draw:text-style-name="P3" draw:layer="layout" svg:width="1.454cm" svg:height="1.422cm" svg:x="22.96cm" svg:y="13.016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23.242cm" svg:y="13.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23.998cm" svg:y="13.557cm" svg:viewBox="0 0 152 270" draw:points="64,0 134,50 152,270 0,264 20,6">
                <text:p/>
              </draw:polygon>
              <draw:custom-shape draw:style-name="gr44" draw:text-style-name="P3" draw:layer="layout" svg:width="0.196cm" svg:height="0.262cm" draw:transform="rotate (-0.287281194879398) translate (24.014cm 13.48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22.961cm" svg:y="12.628cm">
            <draw:text-box>
              <text:p text:style-name="P1"><text:span text:style-name="T5">Thread</text:span></text:p>
            </draw:text-box>
          </draw:frame>
        </draw:g>
        <draw:g>
          <draw:custom-shape draw:style-name="gr19" draw:text-style-name="P3" draw:layer="layout" svg:width="2.474cm" svg:height="0.328cm" svg:x="7.641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7" draw:layer="layout" svg:width="2.974cm" svg:height="0.344cm" svg:x="7.519cm" svg:y="11.924cm">
            <draw:text-box>
              <text:p text:style-name="P1"><text:span text:style-name="T5">BlockingQueue&lt;Event&gt;</text:span></text:p>
            </draw:text-box>
          </draw:frame>
        </draw:g>
        <draw:g>
          <draw:custom-shape draw:style-name="gr19" draw:text-style-name="P3" draw:layer="layout" svg:width="4.41cm" svg:height="0.328cm" svg:x="14.935cm" svg:y="12.31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7" draw:layer="layout" svg:width="2.974cm" svg:height="0.344cm" svg:x="15.612cm" svg:y="11.939cm">
            <draw:text-box>
              <text:p text:style-name="P1"><text:span text:style-name="T5">BlockingQueue&lt;Event&gt;</text:span></text:p>
            </draw:text-box>
          </draw:frame>
        </draw:g>
        <draw:line draw:style-name="gr21" draw:text-style-name="P3" draw:layer="layout" svg:x1="13.139cm" svg:y1="12.493cm" svg:x2="14.951cm" svg:y2="12.496cm">
          <text:p/>
        </draw:line>
        <draw:line draw:style-name="gr21" draw:text-style-name="P3" draw:layer="layout" svg:x1="10.829cm" svg:y1="12.495cm" svg:x2="10.163cm" svg:y2="12.503cm">
          <text:p/>
        </draw:line>
        <draw:line draw:style-name="gr21" draw:text-style-name="P3" draw:layer="layout" svg:x1="6.936cm" svg:y1="12.507cm" svg:x2="7.655cm" svg:y2="12.503cm">
          <text:p/>
        </draw:line>
        <draw:line draw:style-name="gr21" draw:text-style-name="P3" draw:layer="layout" svg:x1="20.91cm" svg:y1="12.465cm" svg:x2="19.408cm" svg:y2="12.48cm">
          <text:p/>
        </draw:line>
        <draw:g>
          <draw:custom-shape draw:style-name="gr19" draw:text-style-name="P3" draw:layer="layout" svg:width="1.541cm" svg:height="0.328cm" svg:x="2.435cm" svg:y="12.3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7" draw:layer="layout" svg:width="1.507cm" svg:height="0.344cm" svg:x="2.458cm" svg:y="11.986cm">
            <draw:text-box>
              <text:p text:style-name="P1"><text:span text:style-name="T5">InputStream</text:span></text:p>
            </draw:text-box>
          </draw:frame>
        </draw:g>
        <draw:line draw:style-name="gr21" draw:text-style-name="P3" draw:layer="layout" svg:x1="23.078cm" svg:y1="12.44cm" svg:x2="23.799cm" svg:y2="12.434cm">
          <text:p/>
        </draw:line>
        <draw:path draw:style-name="gr21" draw:text-style-name="P3" draw:layer="layout" svg:width="2.816cm" svg:height="2.069cm" svg:x="7.391cm" svg:y="9.286cm" svg:viewBox="0 0 2817 2070" svg:d="M2817 0c-1078 261-1321 2018-2817 2070">
          <text:p/>
        </draw:path>
        <draw:path draw:style-name="gr21" draw:text-style-name="P3" draw:layer="layout" svg:width="1.912cm" svg:height="2.659cm" svg:x="9.895cm" svg:y="8.817cm" svg:viewBox="0 0 1913 2660" svg:d="M1913 0c-818 105-2904 2260-1356 2660">
          <text:p/>
        </draw:path>
        <draw:path draw:style-name="gr21" draw:text-style-name="P3" draw:layer="layout" svg:width="5.693cm" svg:height="2.248cm" svg:x="14.903cm" svg:y="9.231cm" svg:viewBox="0 0 5694 2249" svg:d="M0 0c1078 261 4198 2197 5694 2249">
          <text:p/>
        </draw:path>
        <draw:g>
          <draw:frame draw:style-name="gr26" draw:text-style-name="P2" draw:layer="layout" svg:width="3.029cm" svg:height="0.429cm" svg:x="26.144cm" svg:y="12.416cm">
            <draw:text-box>
              <text:p text:style-name="P9"><text:span text:style-name="T11">CountDownLatch</text:span></text:p>
            </draw:text-box>
          </draw:frame>
          <draw:custom-shape draw:style-name="gr41" draw:text-style-name="P3" draw:layer="layout" svg:width="0.839cm" svg:height="0.839cm" svg:x="26.173cm" svg:y="12.853cm">
            <text:p/>
            <draw:enhanced-geometry svg:viewBox="0 0 21600 21600" draw:path-stretchpoint-x="10800" draw:path-stretchpoint-y="10800" draw:text-areas="?f3 ?f4 ?f5 ?f6" draw:type="round-rectangle" draw:modifiers="2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11.391cm" svg:height="4.107cm" svg:x="14.867cm" svg:y="8.31cm" svg:viewBox="0 0 11392 4108" svg:d="M0 0c885 0 10985 28 11392 4108">
          <text:p/>
        </draw:path>
        <draw:g>
          <draw:custom-shape draw:style-name="gr19" draw:text-style-name="P3" draw:layer="layout" svg:width="1.541cm" svg:height="0.328cm" svg:x="23.773cm" svg:y="12.28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7" draw:layer="layout" svg:width="1.724cm" svg:height="0.687cm" svg:x="23.796cm" svg:y="11.908cm">
            <draw:text-box>
              <text:p text:style-name="P1"><text:span text:style-name="T5">OutputStream</text:span></text:p>
            </draw:text-box>
          </draw:frame>
        </draw:g>
        <draw:g>
          <draw:custom-shape draw:style-name="gr2" draw:text-style-name="P3" draw:layer="layout" svg:width="1.783cm" svg:height="0.849cm" svg:x="20.923cm" svg:y="15.36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20.776cm" svg:y="14.804cm" svg:viewBox="0 0 431 739" draw:points="229,739 0,739 0,0 431,0">
            <text:p/>
          </draw:polyline>
          <draw:frame draw:style-name="gr62" draw:text-style-name="P4" draw:layer="layout" svg:width="3.063cm" svg:height="0.429cm" svg:x="20.903cm" svg:y="14.586cm">
            <draw:text-box>
              <text:p text:style-name="P1"><text:span text:style-name="T2">EndOfStreamListener</text:span></text:p>
            </draw:text-box>
          </draw:frame>
          <draw:rect draw:style-name="gr5" draw:text-style-name="P3" draw:layer="layout" svg:width="0.179cm" svg:height="0.639cm" svg:x="20.841cm" svg:y="15.462cm">
            <text:p/>
          </draw:rect>
        </draw:g>
        <draw:path draw:style-name="gr21" draw:text-style-name="P3" draw:layer="layout" svg:width="1.001cm" svg:height="1.839cm" svg:x="22.231cm" svg:y="13.507cm" svg:viewBox="0 0 1002 1840" svg:d="M0 4c1200-94 1318 1435 376 1836">
          <text:p/>
        </draw:path>
        <draw:path draw:style-name="gr21" draw:text-style-name="P3" draw:layer="layout" svg:width="3.877cm" svg:height="1.993cm" svg:x="22.466cm" svg:y="13.802cm" svg:viewBox="0 0 3878 1994" svg:d="M0 1992c1271 47 3695-636 3878-1992">
          <text:p/>
        </draw:path>
        <draw:path draw:style-name="gr63" draw:text-style-name="P3" draw:layer="layout" svg:width="4.858cm" svg:height="3.396cm" svg:x="9.808cm" svg:y="11.864cm" svg:viewBox="0 0 4859 3397" svg:d="M54 713c-249 1550 344 2705 2258 2684s3214-2382 2185-2819-2643-1051-4432 1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6-01-24T01:11:30</meta:creation-date>
    <meta:generator>OpenOffice/4.1.1$Unix OpenOffice.org_project/411m6$Build-9775</meta:generator>
    <dc:date>2016-02-06T18:32:47</dc:date>
    <dc:creator>Ovidiu Feodorov</dc:creator>
    <meta:editing-duration>PT10H49M57S</meta:editing-duration>
    <meta:editing-cycles>26</meta:editing-cycles>
    <meta:document-statistic meta:object-count="217"/>
  </office:meta>
</office:document-meta>
</file>